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ospace"/>
    <style:font-face style:name="Helvetica Neue Light" svg:font-family="'Helvetica Neue Light', HelveticaNeue-Light, 'Helvetica Neue', Helvetica, Arial, sans-serif"/>
    <style:font-face style:name="Mangal1" svg:font-family="Mangal"/>
    <style:font-face style:name="Times New Roman1" svg:font-family="'Times New Roman', serif, serif, EmojiFont"/>
    <style:font-face style:name="Verdana" svg:font-family="Verdana"/>
    <style:font-face style:name="wf segoe-ui normal" svg:font-family="'wf segoe-ui normal', 'Segoe UI', 'Segoe WP', Tahoma, Arial, sans-serif, serif, EmojiFon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2pt" fo:letter-spacing="normal" fo:font-style="normal" fo:font-weight="normal" officeooo:paragraph-rsid="001da57f" style:font-size-asian="12pt" style:font-size-complex="12pt"/>
    </style:style>
    <style:style style:name="P2" style:family="paragraph" style:parent-style-name="Text_20_body">
      <style:paragraph-properties fo:margin-left="0cm" fo:margin-right="0cm" fo:orphans="2" fo:widows="2" fo:text-indent="0cm" style:auto-text-indent="false"/>
      <style:text-properties fo:font-variant="normal" fo:text-transform="none" fo:color="#000000" style:font-name="Times New Roman1" fo:font-size="12pt" fo:letter-spacing="normal" fo:font-style="normal" fo:font-weight="normal"/>
    </style:style>
    <style:style style:name="P3" style:family="paragraph" style:parent-style-name="Text_20_body">
      <style:paragraph-properties fo:margin-left="0cm" fo:margin-right="0cm" fo:orphans="2" fo:widows="2" fo:text-indent="0cm" style:auto-text-indent="false"/>
      <style:text-properties fo:font-variant="normal" fo:text-transform="none" fo:color="#000000" fo:letter-spacing="normal"/>
    </style:style>
    <style:style style:name="P4" style:family="paragraph" style:parent-style-name="Text_20_body">
      <style:paragraph-properties fo:margin-left="0cm" fo:margin-right="0cm" fo:orphans="2" fo:widows="2" fo:text-indent="0cm" style:auto-text-indent="false"/>
      <style:text-properties fo:font-variant="normal" fo:text-transform="none" fo:color="#212121" style:font-name="wf segoe-ui normal" fo:font-size="11.25pt" fo:letter-spacing="normal" fo:font-style="normal" fo:font-weight="normal"/>
    </style:style>
    <style:style style:name="P5" style:family="paragraph" style:parent-style-name="Text_20_body">
      <style:paragraph-properties fo:margin-left="0cm" fo:margin-right="0cm" fo:orphans="2" fo:widows="2" fo:text-indent="0cm" style:auto-text-indent="false"/>
      <style:text-properties style:font-name="Times New Roman" fo:font-size="12pt" officeooo:paragraph-rsid="001da57f" style:font-size-asian="12pt" style:font-size-complex="12pt"/>
    </style:style>
    <style:style style:name="P6"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paragraph-rsid="001da57f"/>
    </style:style>
    <style:style style:name="P7" style:family="paragraph" style:parent-style-name="Text_20_body">
      <style:paragraph-properties fo:orphans="2" fo:widows="2"/>
      <style:text-properties fo:font-variant="normal" fo:text-transform="none" fo:color="#000000" style:font-name="Times New Roman" fo:font-size="12pt" fo:letter-spacing="normal" fo:font-style="normal" fo:font-weight="normal" officeooo:paragraph-rsid="001da57f" style:font-size-asian="12pt" style:font-size-complex="12pt"/>
    </style:style>
    <style:style style:name="P8" style:family="paragraph" style:parent-style-name="Text_20_body">
      <style:paragraph-properties fo:orphans="2" fo:widows="2"/>
      <style:text-properties fo:font-variant="normal" fo:text-transform="none" fo:color="#000000" style:font-name="Times New Roman1" fo:font-size="12pt" fo:letter-spacing="normal" fo:font-style="normal" fo:font-weight="bold" officeooo:paragraph-rsid="001da57f"/>
    </style:style>
    <style:style style:name="P9" style:family="paragraph" style:parent-style-name="Standard">
      <style:text-properties style:font-name="Times New Roman" fo:font-size="12pt" officeooo:paragraph-rsid="001da57f" style:font-size-asian="12pt" style:font-size-complex="12pt"/>
    </style:style>
    <style:style style:name="P10" style:family="paragraph" style:parent-style-name="Heading_20_2">
      <style:text-properties fo:font-variant="normal" fo:text-transform="none" fo:color="#000000" style:font-name="Times New Roman" fo:font-size="28pt" fo:letter-spacing="normal" fo:font-style="normal" officeooo:paragraph-rsid="001da57f" style:font-size-asian="28pt" style:font-size-complex="28pt"/>
    </style:style>
    <style:style style:name="P11" style:family="paragraph" style:parent-style-name="Heading_20_2">
      <style:paragraph-properties fo:orphans="2" fo:widows="2"/>
      <style:text-properties fo:font-variant="normal" fo:text-transform="none" fo:color="#000000" style:font-name="Times New Roman" fo:font-size="12pt" fo:letter-spacing="normal" fo:font-style="normal" fo:font-weight="normal" officeooo:paragraph-rsid="001da57f" style:font-size-asian="12pt" style:font-size-complex="12pt"/>
    </style:style>
    <style:style style:name="P12" style:family="paragraph" style:parent-style-name="Heading_20_2">
      <style:paragraph-properties fo:orphans="2" fo:widows="2"/>
      <style:text-properties fo:font-variant="normal" fo:text-transform="none" fo:color="#000000" style:font-name="Times New Roman" fo:font-size="14pt" fo:letter-spacing="normal" fo:font-style="normal" fo:font-weight="normal" officeooo:paragraph-rsid="001da57f"/>
    </style:style>
    <style:style style:name="P13" style:family="paragraph" style:parent-style-name="Heading_20_2">
      <style:paragraph-properties fo:margin-left="0cm" fo:margin-right="0cm" fo:orphans="2" fo:widows="2" fo:text-indent="0cm" style:auto-text-indent="false"/>
      <style:text-properties fo:font-variant="normal" fo:text-transform="none" fo:color="#000000" style:font-name="Times New Roman" fo:font-size="12pt" fo:letter-spacing="normal" fo:font-style="normal" fo:font-weight="normal" officeooo:paragraph-rsid="001da57f" style:font-size-asian="12pt" style:font-size-complex="12pt"/>
    </style:style>
    <style:style style:name="P14" style:family="paragraph" style:parent-style-name="Text_20_body">
      <style:text-properties officeooo:paragraph-rsid="001da57f"/>
    </style:style>
    <style:style style:name="T1" style:family="text">
      <style:text-properties officeooo:rsid="0011f4b5"/>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letter-spacing="normal" fo:font-style="normal" fo:font-weight="normal" officeooo:rsid="001da57f"/>
    </style:style>
    <style:style style:name="T4" style:family="text">
      <style:text-properties officeooo:rsid="001da57f"/>
    </style:style>
    <style:style style:name="T5" style:family="text">
      <style:text-properties fo:color="#000000" style:font-name="Times New Roman1" fo:font-size="12pt"/>
    </style:style>
    <style:style style:name="T6" style:family="text">
      <style:text-properties fo:color="#1155cc" style:font-name="Times New Roman1" fo:font-size="12pt"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1 Beschreibung des Praktikumsbetriebs: Das Unternehmen Nagel Baupart aus Essen wurde 1920 von Heinrich Blümling gegründet, jedoch nicht unter dem heutigen Namen. Herr Blümling betrieb damals ein Groß- und Einzelhandelsgeschäft mit Eisenwaren und Werkzeugen. Ab 1945, nach dem zweiten Weltkrieg, wuchs das Unternehmen kontinuierlich im Großhandel und vertrieb Eisenwaren und Baubeschläge, bis es im Jahr 1975 von der Firma Nagel aus Bochum übernommen wurde. 1994 war Nagel dann nur noch am Standort Essen präsent und wurde von der Familie Borgmann, Inhaber von Borgmann Baupart, gekauft und läuft seit dem unter dem Namen Nagel Baupart. Nachdem Baarco Baupart aus Bochum erfolgreich umstrukturiert wurde, wird dieser in die größte Baupart Tochter, Nagel Baupart, integriert und seitdem ist Nagel Baupart neben Essen auch wieder in Bochum präsent. Nagel Baupart in Essen beschäftigt heute ca. 40 Mitarbeiter und Mitarbeiterinnen und die Schwerpunkte des Geschäftes liegen in den Bereichen Baubeschläge, Tore/Türen/Zargen, Werkzeuge und Bauelemente. In dem Betrieb gibt es fünf Frauen, der Rest sind Männer. Allerdings werden die Frauen nicht anders behandelt oder schlechter integriert als die Männer. Der Betrieb liegt nah an der Grenze zu Bottrop, weshalb es auch einige Mitarbeiter aus dieser Stadt gibt. Allerdings liegt Nagel Baupart so, dass einige Beschäftigten ihren Arbeitsweg mit öffentlichen Verkehrsmitteln zurücklegen können. In dem Betrieb ist es sowohl möglichem im Bereich Lagerarbeit tätig zu sein, wie auch im Verkauf, in der Verwaltung, am Empfang, im Außendienst, als Fahrer oder im Büro. Die Büroarbeit teilt sich dann noch mal auf, da es sowohl eine Abteilung für die Gestaltung von Objekten gibt, als auch die Beratung von Kunden per Telefon oder die Erledigung von Rechnungen, Aufträgen etc. Da Nagel Baupart, wie oben erwähnt, zu einer Unternehmensgruppe gehört, gibt es keinen Chef für alle sonder ‚nur‘ einzelne Geschäftsführer in jedem einzelnen Betrieb. Außerdem gibt es noch Abteilungsleiter, welche die Weisungsortungen für die Mitarbeiter ihres Fachbereiches haben. Die Arbeit bei Nagel Baupart ist sehr angenehm, da es ein sehr gutes Betriebsklima gibt. Alle Mitarbeiter kommen gut miteinander aus, haben Spaß zusammen und lachen auch viel. Aber, was mir auch aufgefallen ist, ist dass zwar vorneherum jeder nett und freundlich zu dem An- 3 deren ist, allerdings auch über manche hintenherum gelästert wird, was aber keine negativen Auswirkungen auf das gesamte, lockere Arbeitsklima hat. Über soziale Leistungen in dem Betrieb ist mir nichts bekannt, was aber nicht heißen muss, dass es keine gibt, es kann auch einfach nur sein, dass ich davon nichts mitbekommen habe. Mitbestimmungsrecht haben die Mitarbeiter insofern, dass sie z. B. aussuchen können welche Schulung sie gerne besuchen wollen und welche lieber nicht. Außerdem gibt es noch einen Betriebsrat, welcher bei einigen Entscheidungenmit einbezogen wird. Von dem Betrieb wird den Mitarbeitern kein Mittagessen zur Verfügung gestellt, allerdings können sie in die Firma nebenan gehen, die eine Kantine hat und dort günstig essen oder sich ihr Mittagessen selbst mitbringen und im Kühlschrank aufbewahren und falls nötig in der Mikrowelle aufwärmen. Wie in den meisten Betrieben ist es auch bei Nagel Baupart möglich, dass die Mitarbeiter/innen verbilligt dort einkaufen können. So etwas wie Betriebssport oder ähnliches gibt es allerdings nicht. Außer an einem Tag hatte ich während der zwei Wochen eigentlich einen festen Arbeitsplatz im Büro zusammen mit meiner Begleitung, aber für eine Stunde an jedem Tag mussten wir vorne am Empfang, am Telefon sitzen, da wir die Pausenvertretung waren. An einem Tag waren wir unten im Lager, damit ich einmal dort den Ablauf sehe, und waren somit eben nicht an unserem normalen Platz. An keinem der drei Plätze herrschte Lärmbelästigung. Am Empfang und im Büro wurde im Sitzen gearbeitet, nur im Lager im Stehen. Die Temperatur- und Luftverhältnisse sowohl im Büro als auch am Empfang waren gut, da gelegentlich gelüftet wurde. Nur im Lager war es kälter, da <text:soft-page-break/>immer irgendwelche Türen wegen des Warenein- und -ausgangs aufgingen, aber da ich das vorher wusste, nahm ich mir für den Tag wärmere Sachen mit. Von daher gab es auch dort kein Problem mit der Temperatur und die Luft war, durch den eben genannten Grund, auch gut. Wer erst einmal eine Ausbildung bei Nagel Baupart angefangen hat, hat man auch gute Chancen dort übernommen zu werden, falls man sich nicht wirklich sehr schlecht anstellt. Da die gesamte Baupart-Gruppe sehr großen Wert auf eine gute Ausbildung legt, werden nie viele Auszubildende eingestellt, aber dafür werden, wie gesagt, fast alle übernomm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ospace"/>
    <style:font-face style:name="Helvetica Neue Light" svg:font-family="'Helvetica Neue Light', HelveticaNeue-Light, 'Helvetica Neue', Helvetica, Arial, sans-serif"/>
    <style:font-face style:name="Mangal1" svg:font-family="Mangal"/>
    <style:font-face style:name="Times New Roman1" svg:font-family="'Times New Roman', serif, serif, EmojiFont"/>
    <style:font-face style:name="Verdana" svg:font-family="Verdana"/>
    <style:font-face style:name="wf segoe-ui normal" svg:font-family="'wf segoe-ui normal', 'Segoe UI', 'Segoe WP', Tahoma, Arial, sans-serif, serif, EmojiFon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q"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4T10:56:06.611000000</meta:creation-date>
    <dc:date>2018-01-29T10:24:36.479000000</dc:date>
    <meta:editing-duration>PT12M5S</meta:editing-duration>
    <meta:editing-cycles>3</meta:editing-cycles>
    <meta:generator>LibreOffice/5.3.7.2$Windows_X86_64 LibreOffice_project/6b8ed514a9f8b44d37a1b96673cbbdd077e24059</meta:generator>
    <meta:document-statistic meta:table-count="0" meta:image-count="0" meta:object-count="0" meta:page-count="2" meta:paragraph-count="1" meta:word-count="717" meta:character-count="4708" meta:non-whitespace-character-count="3991"/>
  </office:meta>
</office:document-meta>
</file>